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0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3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Rebecca Moss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8 February 1871</text:p>
      <text:p text:style-name="P4">Month<text:tab/><text:tab/><text:tab/><text:tab/><text:tab/><text:tab/>February</text:p>
      <text:p text:style-name="P4">Year<text:tab/><text:tab/><text:tab/><text:tab/><text:tab/><text:tab/>187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 <text:tab/>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/text:p>
      <text:p text:style-name="P4">Postma<text:tab/>rk<text:tab/><text:tab/><text:tab/><text:tab/><text:tab/>Y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<text:s/>? = uncertain; [ ] = supplied information; / = end of line)</text:p>
      <text:p text:style-name="P2"/>
      <text:p text:style-name="P2">[Envelope]</text:p>
      <text:p text:style-name="P2">S. Morais/</text:p>
      <text:p text:style-name="P2"><text:span text:style-name="T1">546 N. 5</text:span><text:span text:style-name="T3">th</text:span><text:span text:style-name="T1">. St/</text:span></text:p>
      <text:p text:style-name="P2">Feb 28 1871/</text:p>
      <text:p text:style-name="P2"/>
      <text:p text:style-name="P2">[Note: The three lines written on the envelope are all in different pens/pencil.]</text:p>
      <text:p text:style-name="P2"/>
      <text:p text:style-name="P2">[Page 1]</text:p>
      <text:p text:style-name="P2">Rev. S. Morais/</text:p>
      <text:p text:style-name="P2"><text:tab/>Accept grateful/ thanks for your prompt acquies-/-cence to my request which I/ should have acknowledged, on/ its receipt yesterday, had/ not a multiplicity of duties/ prevented. <text:s/>I shall take it this/ evening to my Aunt &amp; Cousins,/ who wish to preserve it./</text:p>
      <text:p text:style-name="P2">Father perused it with a me-/-lancholy satisfaction &amp; adds his/ thanks to mine &amp; with best wishes/ for the health &amp; prosperity of you/</text:p>
      <text:p text:style-name="P2"/>
      <text:p text:style-name="P2">[Page 2]</text:p>
      <text:p text:style-name="P2">and yours, I am Ever/</text:p>
      <text:p text:style-name="P2"><text:tab/>With feelings of respect/ and esteem sincerely yours/</text:p>
      <text:p text:style-name="P2"><text:tab/><text:tab/><text:tab/><text:tab/><text:tab/><text:tab/>Rebecca Moss/</text:p>
      <text:p text:style-name="P2">Tuesday Feb. 28<text:span text:style-name="T2">th</text:span>(/)7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2T13:51:01</meta:creation-date>
    <dc:date>2009-05-13T09:55:31</dc:date>
    <dc:language>en-US</dc:language>
    <meta:editing-cycles>2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279" meta:character-count="1961"/>
  </office:meta>
</office:document-meta>
</file>